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3" draw:layer="layout" svg:width="5.706cm" svg:height="1.431cm" svg:x="5.545cm" svg:y="7.62cm">
          <text:p text:style-name="P1"><text:span text:style-name="T1">data</text:span></text:p>
          <text:p text:style-name="P2"><text:span text:style-name="T2">(applicationCont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706cm" svg:height="1.516cm" svg:x="5.545cm" svg:y="5.12cm">
          <text:p text:style-name="P1"><text:span text:style-name="T1">business</text:span></text:p>
          <text:p text:style-name="P2"><text:span text:style-name="T2">(applicationCont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706cm" svg:height="1.5cm" svg:x="5.545cm" svg:y="2.62cm">
          <text:p text:style-name="P1"><text:span text:style-name="T1">service</text:span></text:p>
          <text:p text:style-name="P2"><text:span text:style-name="T2">(applicationContex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706cm" svg:height="1.515cm" svg:x="5.545cm" svg:y="0.12cm">
          <text:p text:style-name="P1"><text:span text:style-name="T1">presentation</text:span></text:p>
          <text:p text:style-name="P2"><text:span text:style-name="T2">(applicationContext)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8.295cm" svg:y1="6.636cm" svg:x2="8.295cm" svg:y2="7.62cm">
          <text:p text:style-name="P5"/>
        </draw:line>
        <draw:line draw:style-name="gr2" draw:text-style-name="P4" draw:layer="layout" svg:x1="8.295cm" svg:y1="4.12cm" svg:x2="8.295cm" svg:y2="5.12cm">
          <text:p text:style-name="P5"/>
        </draw:line>
        <draw:line draw:style-name="gr2" draw:text-style-name="P4" draw:layer="layout" svg:x1="8.295cm" svg:y1="1.635cm" svg:x2="8.295cm" svg:y2="2.62cm">
          <text:p text:style-name="P5"/>
        </draw:line>
        <draw:frame draw:style-name="gr3" draw:text-style-name="P6" draw:layer="layout" svg:width="1.302cm" svg:height="0.607cm" svg:x="8.317cm" svg:y="1.87cm">
          <draw:text-box>
            <text:p text:style-name="P5"><text:span text:style-name="T3">parent</text:span></text:p>
          </draw:text-box>
        </draw:frame>
        <draw:frame draw:style-name="gr3" draw:text-style-name="P6" draw:layer="layout" svg:width="1.302cm" svg:height="0.607cm" svg:x="8.295cm" svg:y="4.37cm">
          <draw:text-box>
            <text:p text:style-name="P5"><text:span text:style-name="T3">parent</text:span></text:p>
          </draw:text-box>
        </draw:frame>
        <draw:frame draw:style-name="gr3" draw:text-style-name="P6" draw:layer="layout" svg:width="1.302cm" svg:height="0.607cm" svg:x="8.295cm" svg:y="6.87cm">
          <draw:text-box>
            <text:p text:style-name="P5"><text:span text:style-name="T3">par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creator>Eric Jan Malotaux</dc:creator>
    <dc:date>2009-03-05T10:28:20</dc:date>
    <meta:editing-cycles>80</meta:editing-cycles>
    <meta:editing-duration>PT19H5M2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